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Reminder · Conduction</text:h>
      <text:p text:style-name="Subtitle">Working copy. Editable in LibreOffice, OnlyOffice, or Microsoft Word. For pixel-accurate layout, see the canonical HTML.</text:p>
      <text:p text:style-name="Standard">Design system / Print /  Letters  /  Reminder</text:p>
      <text:h text:style-name="Heading_20_2" text:outline-level="2">Reminder · aanmaning</text:h>
      <text:p text:style-name="Standard">Vriendelijke herinnering bij overdue invoice. Drie escalatie-niveaus: 14 dagen (vriendelijk), 30 dagen (concreet), 60 dagen (laatste keer voor incasso). Toon escaleert; layout blijft hetzelfde.</text:p>
      <text:p text:style-name="Standard">conduction.nl · brieven · reminder · level-{{ NIVEAU }}</text:p>
      <text:p text:style-name="Standard">14 dagen · vriendelijk 30 dagen · concreet 60 dagen · laatste keer</text:p>
      <text:p text:style-name="Standard">{{ STAD }}, {{ DATUM }}</text:p>
      <text:p text:style-name="Standard">Onze referentie HER-{{ INVOICE_NR }}-{{ NIVEAU }}</text:p>
      <text:p text:style-name="Standard">{{ KLANT_NAAM }}</text:p>
      <text:p text:style-name="Standard">T.a.v. {{ CONTACT_NAAM }}</text:p>
      <text:p text:style-name="Standard">{{ STRAAT }} · {{ POSTCODE }} {{ STAD }}</text:p>
      <text:p text:style-name="Standard">Herinnering: factuur {{ INVOICE_NR }} nog open</text:p>
      <text:p text:style-name="Standard">{{ INVOICE_NR }}</text:p>
      <text:p text:style-name="Standard">Vervaldatum</text:p>
      <text:p text:style-name="Standard">{{ VERVALDATUM }}</text:p>
      <text:p text:style-name="Standard">€ {{ BEDRAG }}</text:p>
      <text:p text:style-name="Standard">Beste {{ CONTACT_VOORNAAM }},</text:p>
      <text:p text:style-name="Standard">Niveau 1 (14 dagen, vriendelijk): Misschien is hij gemist. Factuur {{ INVOICE_NR }} is op {{ VERVALDATUM }} verlopen. Klopt iets niet, laat het weten.</text:p>
      <text:p text:style-name="Standard">Niveau 2 (30 dagen, concreet): De factuur staat 30 dagen open. Wil je het bedrag deze week voldoen, of is er een blokkade die we kunnen oplossen.</text:p>
      <text:p text:style-name="Standard">Niveau 3 (60 dagen, laatste keer): Dit is de laatste herinnering voor we de vordering uit handen geven. Voldoe binnen 7 dagen of bel ons om een betalingsregeling af te spreken.</text:p>
      <text:p text:style-name="Standard">Betaalgegevens staan op de oorspronkelijke factuur of klik hier om online te betalen .</text:p>
      <text:p text:style-name="Standard">Met vriendelijke groet,</text:p>
      <text:p text:style-name="Standard">{{ AFZENDER_NAAM }}</text:p>
      <text:p text:style-name="Standard">{{ AFZENDER_ROL }} · Conduction</text:p>
      <text:p text:style-name="Standard">Conduction B.V. Lauriergracht 14h 1016 RR Amsterdam</text:p>
      <text:p text:style-name="Standard">Contact +31 85 303 6840 info@conduction.nl</text:p>
      <text:p text:style-name="Standard">Bank NL51 ABNA 0868951550 tnv Conduction B.V.</text:p>
      <text:p text:style-name="Standard">Reminder · sjabloon · één layout, drie tonen</text:p>
      <text:p text:style-name="Standard">Why we built it this way</text:p>
      <text:h text:style-name="Heading_20_2" text:outline-level="2">Eén layout, drie tonen, geen drie templates</text:h>
      <text:p text:style-name="Standard">Aanmaningen zijn één template met een niveau-pill bovenaan. Layout, branding en chrome blijven gelijk; alleen de body-tekst en het level-pill veranderen. Klant herkent het document direct, ook bij herhaald lezen.</text:p>
      <text:list>
        <text:list-item>
          <text:p text:style-name="List">Drie pills, één actief. 14d / 30d / 60d. De actieve pill wordt KNVB-oranje; de andere twee blijven cobalt-50. Eén-blik signaal "in welke fase zit ik".</text:p>
        </text:list-item>
        <text:list-item>
          <text:p text:style-name="List">Invoice-block in oranje accent. Linkerrand cobalt → oranje als visuele tell dat dit "actie-vereist" is. Eén oranje per scene-regel respecteert.</text:p>
        </text:list-item>
        <text:list-item>
          <text:p text:style-name="List">Toon escaleert, taal niet. Geen incasso-formaliteit op niveau 1 of 2. Pas op niveau 3 wordt de juridische escalatie genoemd. Voor MKB-buyers werkt vriendelijk-volhardend beter dan stevig-meteen.</text:p>
        </text:list-item>
        <text:list-item>
          <text:p text:style-name="List">Geen "hopelijk gaat het goed". MKB-direct. Onderwerp is het probleem; opening is over de factuur, niet over het weer.</text:p>
        </text:list-item>
        <text:list-item>
          <text:p text:style-name="List">Eén concrete actie per niveau. Bel, betaal, regel. Geen menu van vier opties.</text:p>
        </text:list-item>
      </text:list>
      <text:p text:style-name="Standard">A4 · NL canonical · --bleed 0 · placeholders use {{ }} markers · level-strip is the only visual delta tussen de drie versies</text:p>
      <text:p text:style-name="Standard">letterhead chassis · invoice as the source document · email-reminder as the digital sibling · voice for tone-by-niveau · .paper--A4</text:p>
      <text:p text:style-name="Footer">Canonical layout: https://design-system.conduction.nl/preview/print/reminder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Reminder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